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8604" officeooo:paragraph-rsid="000c8604" style:font-size-asian="20pt" style:font-size-complex="20pt"/>
    </style:style>
    <style:style style:name="P2" style:family="paragraph" style:parent-style-name="Standard">
      <style:text-properties fo:font-size="20pt" officeooo:rsid="000c8604" officeooo:paragraph-rsid="000fe44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c8604" officeooo:paragraph-rsid="000c860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officeooo:rsid="000c8604" officeooo:paragraph-rsid="000e083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c8604" officeooo:paragraph-rsid="000c860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c8604" officeooo:paragraph-rsid="000c8604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5pt" officeooo:rsid="000c8604" officeooo:paragraph-rsid="000c8604" style:font-size-asian="15pt" style:font-size-complex="15pt"/>
    </style:style>
    <style:style style:name="P8" style:family="paragraph" style:parent-style-name="Standard">
      <style:text-properties fo:font-size="15pt" officeooo:rsid="000c8604" officeooo:paragraph-rsid="000fe442" style:font-size-asian="15pt" style:font-size-complex="15pt"/>
    </style:style>
    <style:style style:name="T1" style:family="text">
      <style:text-properties fo:font-size="14pt" fo:font-weight="normal" officeooo:rsid="000e083a" style:font-size-asian="14pt" style:font-weight-asian="normal" style:font-size-complex="14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083a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1b198" style:font-size-asian="12pt" style:font-weight-asian="bold" style:font-size-complex="12pt" style:font-weight-complex="bold"/>
    </style:style>
    <style:style style:name="T8" style:family="text">
      <style:text-properties officeooo:rsid="000fe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REGÁVEIS TECH-CHALLENGE-1</text:p>
      <text:p text:style-name="P3"/>
      <text:p text:style-name="P4"><text:span text:style-name="T4"><text:tab/> <text:s text:c="6"/>Alexandre Siqueira <text:s text:c="2"/></text:span><text:span text:style-name="T1">RM 3 4 9 0 4 0</text:span></text:p>
      <text:p text:style-name="P3"><text:tab/> <text:s text:c="5"/></text:p>
      <text:p text:style-name="P1"/>
      <text:p text:style-name="P1"/>
      <text:p text:style-name="P1">1. <text:span text:style-name="T8">G</text:span>ithub do <text:span text:style-name="T8">t</text:span>ech-challenge-1</text:p>
      <text:p text:style-name="P1"/>
      <text:p text:style-name="P1"><text:s text:c="5"/><text:a xlink:type="simple" xlink:href="https://github.com/estudante-pos-tech/tech-challenge-1" text:style-name="Internet_20_link" text:visited-style-name="Visited_20_Internet_20_Link"><text:span text:style-name="T2">https://github.com/estudante-pos-tech/tech-challenge-1</text:span></text:a></text:p>
      <text:p text:style-name="P7"/>
      <text:p text:style-name="P7"/>
      <text:p text:style-name="P7"/>
      <text:p text:style-name="P1">2. <text:span text:style-name="T8">D</text:span><text:span text:style-name="T5">ocumentação da API</text:span></text:p>
      <text:p text:style-name="P1"/>
      <text:p text:style-name="P1"><text:span text:style-name="T2"><text:s text:c="5"/></text:span><text:a xlink:type="simple" xlink:href="https://github.com/estudante-pos-tech/tech-challenge-1#documentação-da-api" text:style-name="Internet_20_link" text:visited-style-name="Visited_20_Internet_20_Link"><text:span text:style-name="T2">https://github.com/estudante-pos-tech/tech-challenge-1#documentação-da-api</text:span></text:a></text:p>
      <text:p text:style-name="P7"/>
      <text:p text:style-name="P7"/>
      <text:p text:style-name="P7"/>
      <text:p text:style-name="P2"><text:span text:style-name="T8">3</text:span>. <text:span text:style-name="T8">Relatório Técnico</text:span></text:p>
      <text:p text:style-name="P2"/>
      <text:p text:style-name="P2"><text:span text:style-name="T2"><text:s text:c="5"/></text:span><text:a xlink:type="simple" xlink:href="https://github.com/estudante-pos-tech/tech-challenge-1#relatório-técnico" text:style-name="Internet_20_link" text:visited-style-name="Visited_20_Internet_20_Link"><text:span text:style-name="T2">https://github.com/estudante-pos-tech/tech-challenge-1#relatório-técnico</text:span></text:a></text:p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3"><text:s/><text:tab/><text:tab/><text:tab/><text:tab/><text:tab/><text:tab/><text:tab/><text:tab/><text:tab/> <text:s text:c="15"/></text:span><text:span text:style-name="T6">0</text:span><text:span text:style-name="T7">2</text:span><text:span text:style-name="T6"> de Julho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5:21:18.199755375</meta:creation-date>
    <dc:date>2023-07-02T13:30:39.978468800</dc:date>
    <meta:editing-duration>PT8M5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30" meta:character-count="409" meta:non-whitespace-character-count="330"/>
  </office:meta>
</office:document-meta>
</file>